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.998cm" svg:height="12.102cm" draw:transform="rotate (3.0161034803714) translate (11.9900249262668cm 18.5851358332198cm)" svg:viewBox="0 0 8999 12103" svg:d="m676 12038c579 89 1165 80 1740 12 735-86 942-938 1140-1534 237-714 969-975 1583-1243 557-243 1182-252 1733-509 549-256 1087-528 1639-786 1098-514 79-1300-479-1505-612-226-1223-421-1862-519-606-93-1195 24-1784 109-567 81-1115 75-1726 102-916 40-762-766-851-1226-116-606-284-1521 412-1791 572-222 1217-147 1833-174 613-27 1218-154 1827-230 571-72 1139-167 1711-216 668-57 1290-846 919-1450-364-590-1068-931-1749-997-632-60-1277-152-1911 10-619 157-1195 416-1856 466-608 46-1104 520-1726 565l-627 79-578 16-64-51">
          <text:p/>
        </draw:path>
        <draw:path draw:style-name="gr1" draw:text-style-name="P1" draw:layer="layout" svg:width="2.204cm" svg:height="1.547cm" draw:transform="rotate (0.982271303022409) translate (12.3393175621129cm 7.0561915663043cm)" svg:viewBox="0 0 2205 1548" svg:d="m0 32c731-65 1722-93 2090 542 530 913-924 1009-1515 941l-256 33">
          <text:p/>
        </draw:path>
        <draw:path draw:style-name="gr1" draw:text-style-name="P1" draw:layer="layout" svg:width="0.852cm" svg:height="0.65cm" draw:transform="rotate (0.785398163397448) translate (12.999cm 7.074cm)" svg:viewBox="0 0 853 651" svg:d="m0 0 853 40-202 611-529-41">
          <text:p/>
        </draw:path>
        <draw:path draw:style-name="gr2" draw:text-style-name="P1" draw:layer="layout" svg:width="1.289cm" svg:height="1.523cm" svg:x="10.251cm" svg:y="7.985cm" svg:viewBox="0 0 1290 1524" svg:d="m528 0c-1016 762-254 1270-254 1270l635 254 254-635 127-635-254-254z">
          <text:p/>
        </draw:path>
        <draw:path draw:style-name="gr3" draw:text-style-name="P1" draw:layer="layout" svg:width="0.629cm" svg:height="0.761cm" draw:transform="rotate (-1.5707963267949) translate (6.08cm 11.541cm)" svg:viewBox="0 0 630 762" svg:d="m0 762c1143 0 381-762 381-762">
          <text:p/>
        </draw:path>
        <draw:path draw:style-name="gr3" draw:text-style-name="P1" draw:layer="layout" svg:width="0.419cm" svg:height="1.015cm" draw:transform="rotate (-1.5707963267949) translate (7.731cm 12.049cm)" svg:viewBox="0 0 420 1016" svg:d="m0 1016c762 0 254-1016 254-1016">
          <text:p/>
        </draw:path>
        <draw:path draw:style-name="gr3" draw:text-style-name="P1" draw:layer="layout" svg:width="0.578cm" svg:height="1.021cm" draw:transform="rotate (-1.10706234454) translate (9.40732101518056cm 11.7187407720444cm)" svg:viewBox="0 0 579 1022" svg:d="m0 1022c852 0 511-1022 511-1022">
          <text:p/>
        </draw:path>
        <draw:path draw:style-name="gr3" draw:text-style-name="P1" draw:layer="layout" svg:width="0.399cm" svg:height="1.126cm" draw:transform="rotate (1.40568817955623) translate (4.683cm 14.97cm)" svg:viewBox="0 0 400 1127" svg:d="m0 0c773 0 188 1127 188 1127">
          <text:p/>
        </draw:path>
        <draw:path draw:style-name="gr3" draw:text-style-name="P1" draw:layer="layout" svg:width="1.079cm" svg:height="0.672cm" draw:transform="rotate (0.558679893563385) translate (6.334cm 14.97cm)" svg:viewBox="0 0 1080 673" svg:d="m0 0c1198 0 1077 673 1077 673">
          <text:p/>
        </draw:path>
        <draw:path draw:style-name="gr3" draw:text-style-name="P1" draw:layer="layout" svg:width="0.885cm" svg:height="0.516cm" draw:transform="rotate (0.404916386462684) translate (8.239cm 14.97cm)" svg:viewBox="0 0 886 517" svg:d="m0 0c967 0 884 517 884 517">
          <text:p/>
        </draw:path>
        <draw:path draw:style-name="gr4" draw:text-style-name="P1" draw:layer="layout" svg:width="12.902cm" svg:height="9.621cm" draw:transform="skewX (-1.20019260288382E-016) rotate (-0.718901118896464) translate (14.4554536518989cm 6.79511437831942cm)" svg:viewBox="0 0 12903 9622" svg:d="m0 569c2700-1 8734 8051 8734 8051 0 0 2115-669 1039 610s1506-980 1410-897 287-1600 1338 180-442-2820-84-2796-3859-2867-2604-1434-4278-3344-4146-2616-1637-1099-239 884-4277-3344-2987-2449-2449 287-2449 28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haarhaus </meta:initial-creator>
    <meta:creation-date>2013-09-12T01:36:44</meta:creation-date>
    <dc:date>2013-09-12T01:47:32</dc:date>
    <dc:creator>mhaarhaus </dc:creator>
    <meta:editing-duration>P0D</meta:editing-duration>
    <meta:editing-cycles>1</meta:editing-cycles>
    <meta:document-statistic meta:object-count="11"/>
    <meta:generator>LibreOffice/4.0.2.2$Linux_X86_64 LibreOffice_project/400m0$Build-2</meta:generator>
  </office:meta>
</office:document-meta>
</file>